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4pt" officeooo:rsid="0018db87" officeooo:paragraph-rsid="0018db87" style:font-size-asian="14pt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fo:font-size="14pt" officeooo:rsid="0018db87" officeooo:paragraph-rsid="0018db87" style:font-size-asian="14pt" style:font-size-complex="14pt"/>
    </style:style>
    <style:style style:name="P3" style:family="paragraph" style:parent-style-name="Standard">
      <style:paragraph-properties fo:line-height="150%"/>
      <style:text-properties fo:font-size="14pt" officeooo:rsid="001a97f8" officeooo:paragraph-rsid="001a97f8" style:font-size-asian="14pt" style:font-size-complex="14pt"/>
    </style:style>
    <style:style style:name="P4" style:family="paragraph" style:parent-style-name="Standard">
      <style:paragraph-properties fo:line-height="150%"/>
      <style:text-properties fo:font-size="14pt" officeooo:rsid="001e0650" officeooo:paragraph-rsid="001e0650" style:font-size-asian="14pt" style:font-size-complex="14pt"/>
    </style:style>
    <style:style style:name="P5" style:family="paragraph" style:parent-style-name="Standard">
      <style:paragraph-properties fo:line-height="150%"/>
      <style:text-properties fo:font-size="14pt" officeooo:rsid="001e3b3e" officeooo:paragraph-rsid="001e3b3e" style:font-size-asian="14pt" style:font-size-complex="14pt"/>
    </style:style>
    <style:style style:name="P6" style:family="paragraph" style:parent-style-name="Standard">
      <style:paragraph-properties fo:line-height="150%"/>
      <style:text-properties fo:font-size="14pt" fo:font-weight="bold" officeooo:rsid="0018db87" officeooo:paragraph-rsid="0018db87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50%"/>
      <style:text-properties fo:font-size="14pt" fo:font-weight="bold" officeooo:rsid="001a97f8" officeooo:paragraph-rsid="001a97f8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50%"/>
      <style:text-properties fo:font-size="14pt" fo:font-weight="bold" officeooo:rsid="001e3b3e" officeooo:paragraph-rsid="001e3b3e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50%"/>
      <style:text-properties fo:font-size="14pt" style:text-underline-style="solid" style:text-underline-width="auto" style:text-underline-color="font-color" officeooo:rsid="001a97f8" officeooo:paragraph-rsid="001a97f8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font-size="16pt" fo:font-weight="bold" officeooo:rsid="0018db87" officeooo:paragraph-rsid="0018db87" style:font-size-asian="16pt" style:font-weight-asian="bold" style:font-size-complex="16pt" style:font-weight-complex="bold"/>
    </style:style>
    <style:style style:name="P11" style:family="paragraph" style:parent-style-name="Standard">
      <style:paragraph-properties fo:line-height="150%" fo:break-before="page"/>
      <style:text-properties fo:font-size="14pt" style:text-underline-style="solid" style:text-underline-width="auto" style:text-underline-color="font-color" officeooo:rsid="001e0650" officeooo:paragraph-rsid="001e0650" style:font-size-asian="14pt" style:font-size-complex="14pt"/>
    </style:style>
    <style:style style:name="P12" style:family="paragraph" style:parent-style-name="Standard" style:list-style-name="L1">
      <style:paragraph-properties fo:line-height="150%"/>
      <style:text-properties fo:font-size="14pt" officeooo:rsid="001a97f8" officeooo:paragraph-rsid="001a97f8" style:font-size-asian="14pt" style:font-size-complex="14pt"/>
    </style:style>
    <style:style style:name="P13" style:family="paragraph" style:parent-style-name="Standard" style:list-style-name="L2">
      <style:paragraph-properties fo:line-height="150%"/>
      <style:text-properties fo:font-size="14pt" officeooo:rsid="001a97f8" officeooo:paragraph-rsid="001a97f8" style:font-size-asian="14pt" style:font-size-complex="14pt"/>
    </style:style>
    <style:style style:name="P14" style:family="paragraph" style:parent-style-name="Standard">
      <style:paragraph-properties fo:line-height="150%"/>
      <style:text-properties fo:font-size="14pt" officeooo:rsid="001a97f8" officeooo:paragraph-rsid="001a97f8" style:font-size-asian="14pt" style:font-size-complex="14pt"/>
    </style:style>
    <style:style style:name="P15" style:family="paragraph" style:parent-style-name="Standard" style:list-style-name="L1">
      <style:paragraph-properties fo:line-height="150%"/>
      <style:text-properties fo:font-size="14pt" officeooo:rsid="001e0650" officeooo:paragraph-rsid="001e0650" style:font-size-asian="14pt" style:font-size-complex="14pt"/>
    </style:style>
    <style:style style:name="P16" style:family="paragraph" style:parent-style-name="Standard" style:list-style-name="L2">
      <style:paragraph-properties fo:line-height="150%"/>
      <style:text-properties fo:font-size="14pt" officeooo:rsid="001e0650" officeooo:paragraph-rsid="001e0650" style:font-size-asian="14pt" style:font-size-complex="14pt"/>
    </style:style>
    <style:style style:name="P17" style:family="paragraph" style:parent-style-name="Standard" style:list-style-name="L2">
      <style:paragraph-properties fo:line-height="150%"/>
      <style:text-properties fo:font-size="14pt" officeooo:rsid="0018db87" officeooo:paragraph-rsid="0018db87" style:font-size-asian="14pt" style:font-size-complex="14pt"/>
    </style:style>
    <style:style style:name="P18" style:family="paragraph" style:parent-style-name="Standard" style:list-style-name="L2">
      <style:paragraph-properties fo:line-height="150%"/>
      <style:text-properties fo:font-size="14pt" officeooo:rsid="001a66b6" officeooo:paragraph-rsid="001a66b6" style:font-size-asian="14pt" style:font-size-complex="14pt"/>
    </style:style>
    <style:style style:name="P19" style:family="paragraph" style:parent-style-name="Standard" style:list-style-name="L2">
      <style:paragraph-properties fo:line-height="150%"/>
      <style:text-properties fo:font-size="14pt" officeooo:rsid="001aa0b9" officeooo:paragraph-rsid="001aa0b9" style:font-size-asian="14pt" style:font-size-complex="14pt"/>
    </style:style>
    <style:style style:name="P20" style:family="paragraph" style:parent-style-name="Standard">
      <style:paragraph-properties fo:line-height="150%"/>
      <style:text-properties fo:font-size="14pt" officeooo:rsid="001aa0b9" officeooo:paragraph-rsid="001aa0b9" style:font-size-asian="14pt" style:font-size-complex="14pt"/>
    </style:style>
    <style:style style:name="P21" style:family="paragraph" style:parent-style-name="Standard" style:list-style-name="L2">
      <style:paragraph-properties fo:line-height="150%"/>
      <style:text-properties fo:font-size="14pt" officeooo:rsid="001c2bea" officeooo:paragraph-rsid="001c2bea" style:font-size-asian="14pt" style:font-size-complex="14pt"/>
    </style:style>
    <style:style style:name="P22" style:family="paragraph" style:parent-style-name="Standard" style:list-style-name="L2">
      <style:paragraph-properties fo:line-height="150%"/>
      <style:text-properties fo:font-size="14pt" officeooo:rsid="001d6ffe" officeooo:paragraph-rsid="001d6ffe" style:font-size-asian="14pt" style:font-size-complex="14pt"/>
    </style:style>
    <style:style style:name="P23" style:family="paragraph" style:parent-style-name="Standard" style:list-style-name="L3">
      <style:paragraph-properties fo:line-height="150%"/>
      <style:text-properties fo:font-size="14pt" officeooo:rsid="001e3b3e" officeooo:paragraph-rsid="001e3b3e" style:font-size-asian="14pt" style:font-size-complex="14pt"/>
    </style:style>
    <style:style style:name="P24" style:family="paragraph" style:parent-style-name="Standard" style:list-style-name="L4">
      <style:paragraph-properties fo:line-height="150%"/>
      <style:text-properties fo:font-size="14pt" officeooo:rsid="001e3b3e" officeooo:paragraph-rsid="001e3b3e" style:font-size-asian="14pt" style:font-size-complex="14pt"/>
    </style:style>
    <style:style style:name="P25" style:family="paragraph" style:parent-style-name="Standard" style:list-style-name="L4">
      <style:paragraph-properties fo:line-height="150%"/>
      <style:text-properties fo:font-size="14pt" officeooo:rsid="001e3b3e" officeooo:paragraph-rsid="00211466" style:font-size-asian="14pt" style:font-size-complex="14pt"/>
    </style:style>
    <style:style style:name="P26" style:family="paragraph" style:parent-style-name="Standard">
      <style:paragraph-properties fo:line-height="150%"/>
      <style:text-properties fo:font-size="14pt" officeooo:rsid="001e3b3e" officeooo:paragraph-rsid="00211466" style:font-size-asian="14pt" style:font-size-complex="14pt"/>
    </style:style>
    <style:style style:name="P27" style:family="paragraph" style:parent-style-name="Standard" style:list-style-name="L4">
      <style:paragraph-properties fo:line-height="150%"/>
      <style:text-properties fo:font-size="14pt" officeooo:rsid="001f7836" officeooo:paragraph-rsid="001f7836" style:font-size-asian="14pt" style:font-size-complex="14pt"/>
    </style:style>
    <style:style style:name="P28" style:family="paragraph" style:parent-style-name="Standard" style:list-style-name="L2">
      <style:paragraph-properties fo:line-height="150%"/>
      <style:text-properties fo:font-size="14pt" officeooo:rsid="0025c858" officeooo:paragraph-rsid="0025c858" style:font-size-asian="14pt" style:font-size-complex="14pt"/>
    </style:style>
    <style:style style:name="P29" style:family="paragraph" style:parent-style-name="Standard" style:list-style-name="L2">
      <style:paragraph-properties fo:line-height="150%"/>
      <style:text-properties fo:font-size="14pt" officeooo:rsid="0025f18a" officeooo:paragraph-rsid="0025f18a" style:font-size-asian="14pt" style:font-size-complex="14pt"/>
    </style:style>
    <style:style style:name="P30" style:family="paragraph" style:parent-style-name="Standard" style:list-style-name="L2">
      <style:paragraph-properties fo:line-height="150%"/>
      <style:text-properties officeooo:paragraph-rsid="001e0650"/>
    </style:style>
    <style:style style:name="P31" style:family="paragraph" style:parent-style-name="Standard" style:list-style-name="L2">
      <style:paragraph-properties fo:line-height="150%"/>
      <style:text-properties officeooo:rsid="0025f18a" officeooo:paragraph-rsid="0025f18a"/>
    </style:style>
    <style:style style:name="P32" style:family="paragraph" style:parent-style-name="Standard" style:list-style-name="L2" style:master-page-name="">
      <style:paragraph-properties fo:line-height="150%" style:page-number="auto" fo:keep-with-next="always"/>
      <style:text-properties fo:font-size="14pt" officeooo:rsid="001a66b6" officeooo:paragraph-rsid="001a66b6" style:font-size-asian="14pt" style:font-size-complex="14pt"/>
    </style:style>
    <style:style style:name="T1" style:family="text">
      <style:text-properties officeooo:rsid="001a66b6"/>
    </style:style>
    <style:style style:name="T2" style:family="text">
      <style:text-properties officeooo:rsid="001a97f8"/>
    </style:style>
    <style:style style:name="T3" style:family="text">
      <style:text-properties officeooo:rsid="001aa0b9"/>
    </style:style>
    <style:style style:name="T4" style:family="text">
      <style:text-properties officeooo:rsid="001e0650"/>
    </style:style>
    <style:style style:name="T5" style:family="text">
      <style:text-properties officeooo:rsid="001e3b3e"/>
    </style:style>
    <style:style style:name="T6" style:family="text">
      <style:text-properties officeooo:rsid="001f7836"/>
    </style:style>
    <style:style style:name="T7" style:family="text">
      <style:text-properties officeooo:rsid="0025c858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01e0650" style:font-size-asian="14pt" style:font-size-complex="14pt"/>
    </style:style>
    <style:style style:name="T10" style:family="text">
      <style:text-properties fo:font-size="14pt" officeooo:rsid="0025f18a" style:font-size-asian="14pt" style:font-size-complex="14pt"/>
    </style:style>
    <style:style style:name="T11" style:family="text">
      <style:text-properties officeooo:rsid="0025f18a"/>
    </style:style>
    <style:style style:name="T12" style:family="text">
      <style:text-properties officeooo:rsid="0026a61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Radio License Exam Course: Technician Class</text:p>
      <text:p text:style-name="P2">Corky Searls – 10/2018 </text:p>
      <text:p text:style-name="P1"/>
      <text:p text:style-name="P6">Course Flow:</text:p>
      <text:p text:style-name="P1"/>
      <text:p text:style-name="P9">Session 1:</text:p>
      <text:p text:style-name="P3"/>
      <text:p text:style-name="P7">Bring:</text:p>
      <text:list xml:id="list5462065190820601763" text:style-name="L1">
        <text:list-item>
          <text:p text:style-name="P12">Station: Radio, Microphone, Tuner, Antenna, Battery, Coax, <text:span text:style-name="T3">Power Meter Dummy Load</text:span></text:p>
        </text:list-item>
        <text:list-item>
          <text:p text:style-name="P12">TNC, Computer, cables, <text:span text:style-name="T3">GPS</text:span></text:p>
        </text:list-item>
        <text:list-item>
          <text:p text:style-name="P15">Thumb drive with slides in .ppt and .<text:span text:style-name="T5">pdf</text:span></text:p>
        </text:list-item>
      </text:list>
      <text:p text:style-name="P3"/>
      <text:p text:style-name="P7">First Class Session:</text:p>
      <text:list xml:id="list960211059390888336" text:style-name="L2">
        <text:list-item>
          <text:p text:style-name="P17">Introduction;</text:p>
          <text:list>
            <text:list-item>
              <text:p text:style-name="P28">Brian – Welcome &amp; thank you</text:p>
            </text:list-item>
            <text:list-item>
              <text:p text:style-name="P17">Students</text:p>
            </text:list-item>
            <text:list-item>
              <text:p text:style-name="P17">Class summary</text:p>
              <text:list>
                <text:list-item>
                  <text:p text:style-name="P28">Goals/Expectations – Pass exam; Get involved; Hands-on learning</text:p>
                </text:list-item>
                <text:list-item>
                  <text:p text:style-name="P17">What it is/is not</text:p>
                </text:list-item>
                <text:list-item>
                  <text:p text:style-name="P13">Learning a new language – Summary reference sheets</text:p>
                </text:list-item>
                <text:list-item>
                  <text:p text:style-name="P17">Requirements from students – Math, participation, homework, questions, <text:span text:style-name="T7">Enjoy</text:span></text:p>
                </text:list-item>
              </text:list>
            </text:list-item>
            <text:list-item>
              <text:p text:style-name="P17">Amateur Radio, what is it</text:p>
              <text:list>
                <text:list-item>
                  <text:p text:style-name="P17">Communications service</text:p>
                </text:list-item>
                <text:list-item>
                  <text:p text:style-name="P17">Activities – Social, Volunteer/Public Service. Technical</text:p>
                </text:list-item>
                <text:list-item>
                  <text:p text:style-name="P17">Communication modes – Voice (analog/digital), data, image, Morse code</text:p>
                </text:list-item>
                <text:list-item>
                  <text:p text:style-name="P17">License classes – Tech, General, Extra</text:p>
                </text:list-item>
              </text:list>
            </text:list-item>
          </text:list>
        </text:list-item>
        <text:list-item>
          <text:p text:style-name="P17"><text:soft-page-break/>Exam description <text:span text:style-name="T1">and structure (pp iii, 13-15)</text:span></text:p>
          <text:list>
            <text:list-item>
              <text:p text:style-name="P29">Calculators</text:p>
            </text:list-item>
          </text:list>
        </text:list-item>
        <text:list-item>
          <text:p text:style-name="P32">Exam Prep – Starts before you know anything about Amateur Radio</text:p>
          <text:list>
            <text:list-item>
              <text:p text:style-name="P18">Multiple-choice test guidance <text:span text:style-name="T11">[Handout]</text:span></text:p>
            </text:list-item>
            <text:list-item>
              <text:p text:style-name="P18">Practice exams – We will use this as a study technique for this class</text:p>
            </text:list-item>
            <text:list-item>
              <text:p text:style-name="P18">HamExam.com, aa9pw.com, <text:span text:style-name="T12">ARRL</text:span> – other sites, importance of practice</text:p>
            </text:list-item>
            <text:list-item>
              <text:p text:style-name="P18">Learn some new information, some memorization <text:span text:style-name="T12">[Reference Sheets]</text:span></text:p>
            </text:list-item>
          </text:list>
        </text:list-item>
        <text:list-item>
          <text:p text:style-name="P18">Class session summary</text:p>
          <text:list>
            <text:list-item>
              <text:p text:style-name="P18">Study sessions</text:p>
              <text:list>
                <text:list-item>
                  <text:p text:style-name="P18">Tuesday Session 1: 1, 4, 2, <text:span text:style-name="T2">L1</text:span>, 3, 8</text:p>
                </text:list-item>
                <text:list-item>
                  <text:p text:style-name="P18">Thursday Session 2: 7, <text:span text:style-name="T2">L2</text:span>, 5, 6, 9, 0</text:p>
                </text:list-item>
              </text:list>
            </text:list-item>
            <text:list-item>
              <text:p text:style-name="P18">Two short technical lectures for context</text:p>
              <text:list>
                <text:list-item>
                  <text:p text:style-name="P18">Radio waves &amp; propagation</text:p>
                </text:list-item>
                <text:list-item>
                  <text:p text:style-name="P18">Electrical and Electronic principles</text:p>
                </text:list-item>
              </text:list>
            </text:list-item>
            <text:list-item>
              <text:p text:style-name="P18"><text:span text:style-name="T2">Saturday: Review, Q&amp;A, &amp; </text:span>Exam<text:line-break/></text:p>
            </text:list-item>
          </text:list>
        </text:list-item>
      </text:list>
      <text:p text:style-name="P3">Break – 5 min<text:line-break/></text:p>
      <text:list xml:id="list122759641324776" text:continue-numbering="true" text:style-name="L2">
        <text:list-item>
          <text:p text:style-name="P19">Element T1 – FCC Rules (6)</text:p>
          <text:list>
            <text:list-item>
              <text:p text:style-name="P19">Reference for phonetics – pp T1-3</text:p>
            </text:list-item>
          </text:list>
        </text:list-item>
        <text:list-item>
          <text:p text:style-name="P19">Element T4 – Amateur radio practices &amp; Station Setup (2)</text:p>
          <text:list>
            <text:list-item>
              <text:p text:style-name="P19">Use assembled station for demonstration</text:p>
            </text:list-item>
          </text:list>
        </text:list-item>
        <text:list-item>
          <text:p text:style-name="P19">Element T2 – Operating procedures (3)</text:p>
          <text:list>
            <text:list-item>
              <text:p text:style-name="P19">Reference: Q-signals (Summary sheet &amp; pp T2-7)<text:line-break/><text:line-break/></text:p>
            </text:list-item>
          </text:list>
        </text:list-item>
      </text:list>
      <text:p text:style-name="P20"><text:span text:style-name="T5">Break (5 min)</text:span><text:line-break/></text:p>
      <text:list xml:id="list122759867600087" text:continue-numbering="true" text:style-name="L2">
        <text:list-item>
          <text:p text:style-name="P19">Wave Theory Lecture</text:p>
          <text:list>
            <text:list-item>
              <text:p text:style-name="P21"><text:soft-page-break/>Waves – freq, wavelength, phase, velocity, polarization</text:p>
            </text:list-item>
            <text:list-item>
              <text:p text:style-name="P21">Bands – Color (Slide<text:span text:style-name="T4">s 1 &amp; 2</text:span> – bands &amp; large spectral chart, pp T3-8)</text:p>
            </text:list-item>
            <text:list-item>
              <text:p text:style-name="P21">Adding information – Modulation (Slide <text:span text:style-name="T4">3, Slide 4</text:span>)</text:p>
            </text:list-item>
            <text:list-item>
              <text:p text:style-name="P22">Bandwidth vs modulation – pp. T8-2</text:p>
            </text:list-item>
            <text:list-item>
              <text:p text:style-name="P21">Propagation – <text:span text:style-name="T4">Reflection/Refraction, Ionosphere (Slide 5 of earth, and slide 6 layer heights) <text:line-break/>(Rainbow analogy)</text:span></text:p>
            </text:list-item>
          </text:list>
        </text:list-item>
        <text:list-item>
          <text:p text:style-name="P16">Element T3 – Radio Wave Characteristics (3)</text:p>
        </text:list-item>
        <text:list-item>
          <text:p text:style-name="P30"><text:span text:style-name="T9">Element T8 – Modulation Modes </text:span><text:span text:style-name="T10">[Optional following Class Status Check]</text:span><text:span text:style-name="T9"> (4)</text:span></text:p>
        </text:list-item>
        <text:list-item>
          <text:p text:style-name="P30"><text:span text:style-name="T9">Closeout and prep for Thursday class</text:span></text:p>
          <text:list>
            <text:list-item>
              <text:p text:style-name="P31"><text:span text:style-name="T9">R</text:span><text:span text:style-name="T8">eview testing guidelines</text:span></text:p>
            </text:list-item>
            <text:list-item>
              <text:p text:style-name="P31"><text:span text:style-name="T9">S</text:span><text:span text:style-name="T8">tudy and Practice exams – At least once, preferably twice</text:span></text:p>
            </text:list-item>
            <text:list-item>
              <text:p text:style-name="P31"><text:span text:style-name="T8">Register with FCC to obtain FRN – Follow-up on Thursday if problems</text:span></text:p>
            </text:list-item>
          </text:list>
        </text:list-item>
      </text:list>
      <text:p text:style-name="P3"/>
      <text:p text:style-name="P3"/>
      <text:p text:style-name="P11">Session 2</text:p>
      <text:p text:style-name="P4"/>
      <text:p text:style-name="P8">Bring:</text:p>
      <text:list xml:id="list760955225618696616" text:style-name="L3">
        <text:list-item>
          <text:p text:style-name="P23">Radio Station</text:p>
        </text:list-item>
        <text:list-item>
          <text:p text:style-name="P23">Sample components: <text:span text:style-name="T6">Battery, </text:span>Resistor, capacitor, inductor, transistor, diode, LED, switch, potentiometer, transformer</text:p>
        </text:list-item>
        <text:list-item>
          <text:p text:style-name="P23">VOM, Antenna Analyzer</text:p>
        </text:list-item>
      </text:list>
      <text:p text:style-name="P5"/>
      <text:p text:style-name="P8">Second Class Session:</text:p>
      <text:list xml:id="list6801554807166871284" text:style-name="L4">
        <text:list-item>
          <text:p text:style-name="P24">Welcome &amp; Q&amp;A as follow-up to last class – Questions</text:p>
        </text:list-item>
        <text:list-item>
          <text:p text:style-name="P24">Element T7 – Station Equipment (4) </text:p>
          <text:list>
            <text:list-item>
              <text:p text:style-name="P24">Reference basic station</text:p>
            </text:list-item>
            <text:list-item>
              <text:p text:style-name="P24">Reference VOM</text:p>
            </text:list-item>
          </text:list>
        </text:list-item>
        <text:list-item>
          <text:p text:style-name="P24">Basic Electricity and Electronics Lecture – (At Board, <text:span text:style-name="T6">reference Summary sheet</text:span>)</text:p>
          <text:list>
            <text:list-item>
              <text:p text:style-name="P24">Battery, light, switch</text:p>
            </text:list-item>
            <text:list-item>
              <text:p text:style-name="P24">Current &amp; Voltage in circuits – series &amp; parallel</text:p>
            </text:list-item>
            <text:list-item>
              <text:p text:style-name="P24">Ohms law and Power computation</text:p>
            </text:list-item>
            <text:list-item>
              <text:p text:style-name="P25">Components – Passives, Semiconductors</text:p>
            </text:list-item>
          </text:list>
        </text:list-item>
      </text:list>
      <text:p text:style-name="P26"><text:line-break/>Break 5 Min<text:line-break/></text:p>
      <text:list xml:id="list122760349228603" text:continue-numbering="true" text:style-name="L4">
        <text:list-item>
          <text:p text:style-name="P27">Element T5 – Electrical Principles (4)</text:p>
        </text:list-item>
        <text:list-item>
          <text:p text:style-name="P27">Element T6 – Electrical components (4)</text:p>
        </text:list-item>
        <text:list-item>
          <text:p text:style-name="P27">Element T9 – Antennas and feed lines (2)</text:p>
        </text:list-item>
        <text:list-item>
          <text:p text:style-name="P27">Element T0 – Electrical Safety (3)</text:p>
        </text:list-item>
        <text:list-item>
          <text:p text:style-name="P27">Q&amp;A and review for Saturday Exam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13:16:49.673250711</meta:creation-date>
    <dc:date>2018-10-30T12:27:59.144382330</dc:date>
    <meta:editing-duration>PT50M51S</meta:editing-duration>
    <meta:editing-cycles>5</meta:editing-cycles>
    <meta:generator>LibreOffice/5.1.6.2$Linux_X86_64 LibreOffice_project/10m0$Build-2</meta:generator>
    <meta:print-date>2018-10-30T12:27:09.779796174</meta:print-date>
    <meta:document-statistic meta:table-count="0" meta:image-count="0" meta:object-count="0" meta:page-count="4" meta:paragraph-count="78" meta:word-count="496" meta:character-count="3092" meta:non-whitespace-character-count="2695"/>
  </office:meta>
</office:document-meta>
</file>